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eres whats left - </text:p>
      <text:p text:style-name="Standard">If else statement </text:p>
      <text:p text:style-name="Standard"><text:tab/>If playerscore &gt; computerscore {</text:p>
      <text:p text:style-name="Standard"><text:tab/><text:tab/>losses +, and is displayed</text:p>
      <text:p text:style-name="Standard"><text:tab/><text:tab/>reset(call a function that will reset stats and reload the game)</text:p>
      <text:p text:style-name="Standard"><text:tab/><text:tab/>}</text:p>
      <text:p text:style-name="Standard"><text:tab/>If playerscore === computerscore {</text:p>
      <text:p text:style-name="Standard"><text:tab/><text:tab/>wins++, and is displayed</text:p>
      <text:p text:style-name="Standard"><text:tab/><text:tab/>reset {call a function that resets all stats and starts game over_</text:p>
      <text:p text:style-name="Standard"><text:tab/><text:tab/>}</text:p>
      <text:p text:style-name="Standard">PS – you can refresh the page as a game "reset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3S</meta:editing-duration>
    <meta:editing-cycles>3</meta:editing-cycles>
    <meta:generator>OpenOffice/4.1.6$Win32 OpenOffice.org_project/416m1$Build-9790</meta:generator>
    <dc:date>2019-03-07T23:23:21.26</dc:date>
    <meta:document-statistic meta:table-count="0" meta:image-count="0" meta:object-count="0" meta:page-count="1" meta:paragraph-count="11" meta:word-count="62" meta:character-count="347"/>
    <dc:creator>Nic Pluymen</dc:creator>
    <meta:user-defined meta:name="Info 1"/>
    <meta:user-defined meta:name="Info 2"/>
    <meta:user-defined meta:name="Info 3"/>
    <meta:user-defined meta:name="Info 4"/>
  </office:meta>
</office:document-meta>
</file>